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2" style:family="table-row">
      <style:table-row-properties style:min-row-height="0.18cm"/>
    </style:style>
    <style:style style:name="Таблица1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Таблица1.B3" style:family="table-cell">
      <style:table-cell-properties fo:padding="0.097cm" fo:border-left="0.5pt solid #000000" fo:border-right="none" fo:border-top="none" fo:border-bottom="0.5pt solid #000000"/>
    </style:style>
    <style:style style:name="Таблица1.C3" style:family="table-cell">
      <style:table-cell-properties fo:padding="0.097cm" fo:border-left="0.5pt solid #000000" fo:border-right="none" fo:border-top="none" fo:border-bottom="0.5pt solid #000000"/>
    </style:style>
    <style:style style:name="Таблица1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B4" style:family="table-cell">
      <style:table-cell-properties fo:padding="0.097cm" fo:border-left="0.5pt solid #000000" fo:border-right="none" fo:border-top="none" fo:border-bottom="0.5pt solid #000000"/>
    </style:style>
    <style:style style:name="Таблица1.C4" style:family="table-cell">
      <style:table-cell-properties fo:padding="0.097cm" fo:border-left="0.5pt solid #000000" fo:border-right="none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51cm" style:rel-column-width="16383*"/>
    </style:style>
    <style:style style:name="Таблица2.A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 style:data-style-name="N0">
      <style:table-cell-properties fo:padding="0.097cm" fo:border="0.5pt solid #000000"/>
    </style:style>
    <style:style style:name="Таблица2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2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Таблица2.B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51cm" style:rel-column-width="16383*"/>
    </style:style>
    <style:style style:name="Таблица3.A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B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51cm" style:rel-column-width="16383*"/>
    </style:style>
    <style:style style:name="Таблица4.A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 style:data-style-name="N0">
      <style:table-cell-properties fo:padding="0.097cm" fo:border="0.5pt solid #000000"/>
    </style:style>
    <style:style style:name="Таблица4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B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251cm" style:rel-column-width="16383*"/>
    </style:style>
    <style:style style:name="Таблица5.A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1" style:family="table-cell">
      <style:table-cell-properties fo:padding="0.097cm" fo:border="0.5pt solid #000000"/>
    </style:style>
    <style:style style:name="Таблица5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B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3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15f420" style:font-size-asian="14pt" style:font-size-complex="14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FreeSans1" fo:font-size="14pt" style:font-size-asian="14pt" style:font-size-complex="14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line-height="150%" fo:text-align="justify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line-height="150%" fo:text-align="justify" style:justify-single-word="false"/>
      <style:text-properties style:font-name="FreeSans1" fo:font-size="12pt" style:font-size-asian="12pt" style:font-size-complex="12pt"/>
    </style:style>
    <style:style style:name="P7" style:family="paragraph" style:parent-style-name="Preformatted_20_Text">
      <style:paragraph-properties fo:line-height="100%" fo:text-align="justify" style:justify-single-word="false"/>
      <style:text-properties style:font-name="FreeSans1" fo:font-size="12pt" style:font-size-asian="12pt" style:font-size-complex="12pt"/>
    </style:style>
    <style:style style:name="P8" style:family="paragraph" style:parent-style-name="Preformatted_20_Text">
      <style:paragraph-properties fo:line-height="150%" fo:text-align="justify" style:justify-single-word="false"/>
      <style:text-properties style:font-name="FreeSans1" fo:font-size="12pt" fo:font-weight="bold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line-height="150%" fo:text-align="justify" style:justify-single-word="false"/>
      <style:text-properties style:font-name="FreeSans1" fo:font-size="13pt" officeooo:paragraph-rsid="0015f420" style:font-size-asian="13pt" style:font-size-complex="13pt"/>
    </style:style>
    <style:style style:name="P10" style:family="paragraph" style:parent-style-name="Preformatted_20_Text">
      <style:paragraph-properties fo:line-height="150%" fo:text-align="justify" style:justify-single-word="false"/>
      <style:text-properties style:font-name="FreeSans1" fo:font-size="13pt" style:font-size-asian="13pt" style:font-size-complex="13pt"/>
    </style:style>
    <style:style style:name="P11" style:family="paragraph" style:parent-style-name="Preformatted_20_Text">
      <style:paragraph-properties fo:line-height="100%" fo:text-align="center" style:justify-single-word="false"/>
      <style:text-properties style:font-name="FreeSans1" fo:font-size="13pt" officeooo:paragraph-rsid="0017b8b6" style:font-size-asian="13pt" style:font-size-complex="13pt"/>
    </style:style>
    <style:style style:name="P12" style:family="paragraph" style:parent-style-name="Preformatted_20_Text">
      <style:paragraph-properties fo:line-height="100%" fo:text-align="center" style:justify-single-word="false"/>
      <style:text-properties style:font-name="FreeSans1" fo:font-size="13pt" officeooo:paragraph-rsid="0017b8b6" style:font-name-asian="Noto Sans Mono CJK SC" style:font-size-asian="13pt" style:font-name-complex="Liberation Mono" style:font-size-complex="13pt"/>
    </style:style>
    <style:style style:name="P13" style:family="paragraph" style:parent-style-name="Standard">
      <style:paragraph-properties fo:text-align="center" style:justify-single-word="false"/>
      <style:text-properties style:font-name="FreeSans" fo:font-size="14pt" fo:font-weight="bold" officeooo:paragraph-rsid="0015f420" style:font-size-asian="14pt" style:font-weight-asian="bold" style:font-name-complex="Times New Roman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FreeSans" fo:font-size="14pt" officeooo:paragraph-rsid="0015f420" style:font-size-asian="14pt" style:font-name-complex="Times New Roman" style:font-size-complex="14pt"/>
    </style:style>
    <style:style style:name="P15" style:family="paragraph" style:parent-style-name="Standard">
      <style:paragraph-properties fo:text-align="center" style:justify-single-word="false"/>
      <style:text-properties officeooo:paragraph-rsid="0015f420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officeooo:paragraph-rsid="0015f420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FreeSans" fo:font-size="14pt" officeooo:paragraph-rsid="0015f420" style:font-name-asian="Times New Roman" style:font-size-asian="14pt" style:font-name-complex="Times New Roman" style:font-size-complex="14pt"/>
    </style:style>
    <style:style style:name="P18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FreeSans" fo:font-size="14pt" officeooo:paragraph-rsid="0015f420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FreeSans" officeooo:paragraph-rsid="0015f420" style:font-name-asian="Times New Roman" style:font-name-complex="Times New Roman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15f420"/>
    </style:style>
    <style:style style:name="P21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15f420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5f420"/>
    </style:style>
    <style:style style:name="P23" style:family="paragraph" style:parent-style-name="Standard">
      <style:text-properties officeooo:paragraph-rsid="0015f420"/>
    </style:style>
    <style:style style:name="P24" style:family="paragraph" style:parent-style-name="Standard">
      <style:paragraph-properties fo:text-align="center" style:justify-single-word="false"/>
      <style:text-properties officeooo:rsid="0015f420" officeooo:paragraph-rsid="0015f420"/>
    </style:style>
    <style:style style:name="P25" style:family="paragraph" style:parent-style-name="Table_20_Contents">
      <style:paragraph-properties fo:text-align="center" style:justify-single-word="false"/>
      <style:text-properties style:font-name="FreeSans1" fo:font-size="14pt" officeooo:rsid="0017b8b6" officeooo:paragraph-rsid="0017b8b6" style:font-name-asian="Noto Sans Mono CJK SC" style:font-size-asian="14pt" style:font-name-complex="Liberation Mono" style:font-size-complex="14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FreeSans1" fo:font-size="14pt" officeooo:rsid="0017b8b6" officeooo:paragraph-rsid="0017b8b6" style:font-name-asian="Noto Sans Mono CJK SC" style:font-size-asian="14pt" style:font-name-complex="Liberation Mono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FreeSans1" fo:font-size="14pt" style:font-name-asian="Noto Sans Mono CJK SC" style:font-size-asian="14pt" style:font-name-complex="Liberation Mono" style:font-size-complex="14p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FreeSans1" fo:font-size="14pt" style:font-name-asian="Noto Sans Mono CJK SC" style:font-size-asian="14pt" style:font-name-complex="Liberation Mono" style:font-size-complex="14pt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FreeSans1" fo:font-size="13pt" officeooo:rsid="0017b8b6" officeooo:paragraph-rsid="0017b8b6" style:font-name-asian="Noto Sans Mono CJK SC" style:font-size-asian="13pt" style:font-name-complex="Liberation Mono" style:font-size-complex="13pt"/>
    </style:style>
    <style:style style:name="T1" style:family="text">
      <style:text-properties style:font-name="FreeSans" fo:font-size="14pt" style:font-size-asian="14pt" style:font-name-complex="Times New Roman" style:font-size-complex="14pt"/>
    </style:style>
    <style:style style:name="T2" style:family="text">
      <style:text-properties style:font-name="FreeSans" fo:font-size="14pt" fo:font-weight="bold" style:font-size-asian="14pt" style:font-weight-asian="bold" style:font-name-complex="Times New Roman" style:font-size-complex="14pt"/>
    </style:style>
    <style:style style:name="T3" style:family="text">
      <style:text-properties style:font-name="FreeSans" fo:font-size="14pt" fo:font-weight="bold" style:font-size-asian="14pt" style:font-weight-asian="bold" style:font-name-complex="Times New Roman" style:font-size-complex="14pt" style:font-weight-complex="bold"/>
    </style:style>
    <style:style style:name="T4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FreeSans" fo:font-size="16pt" fo:font-weight="bold" style:font-size-asian="16pt" style:font-weight-asian="bold" style:font-name-complex="Times New Roman" style:font-size-complex="16pt" style:font-weight-complex="bold"/>
    </style:style>
    <style:style style:name="T6" style:family="text">
      <style:text-properties fo:color="#000000" loext:opacity="100%" style:font-name="FreeSans" fo:font-size="14pt" style:font-name-asian="Times New Roman" style:font-size-asian="14pt" style:font-name-complex="Times New Roman" style:font-size-complex="14pt"/>
    </style:style>
    <style:style style:name="T7" style:family="text">
      <style:text-properties fo:color="#000000" loext:opacity="100%" style:font-name="FreeSans" fo:font-size="14pt" fo:language="en" fo:country="US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8" style:family="text">
      <style:text-properties fo:color="#000000" loext:opacity="100%" style:font-name="FreeSans" fo:font-size="14pt" fo:language="en" fo:country="US" style:font-name-asian="Times New Roman" style:font-size-asian="14pt" style:font-name-complex="Times New Roman" style:font-size-complex="14pt"/>
    </style:style>
    <style:style style:name="T9" style:family="text">
      <style:text-properties fo:color="#000000" loext:opacity="100%" style:font-name="FreeSans" fo:font-size="14pt" fo:language="en" fo:country="US" style:font-name-asian="Times New Roman" style:font-size-asian="14pt" style:language-asian="ru" style:country-asian="RU" style:font-name-complex="Times New Roman" style:font-size-complex="14pt"/>
    </style:style>
    <style:style style:name="T10" style:family="text">
      <style:text-properties fo:color="#000000" loext:opacity="100%" style:font-name="FreeSans" fo:font-size="14pt" fo:background-color="#ffffff" loext:char-shading-value="0" style:font-name-asian="Times New Roman" style:font-size-asian="14pt" style:font-name-complex="Times New Roman" style:font-size-complex="14pt"/>
    </style:style>
    <style:style style:name="T11" style:family="text">
      <style:text-properties fo:color="#000000" loext:opacity="100%" style:font-name="FreeSans" fo:font-size="14pt" officeooo:rsid="0015f420" fo:background-color="#ffffff" loext:char-shading-value="0" style:font-name-asian="Times New Roman" style:font-size-asian="14pt" style:font-name-complex="Times New Roman" style:font-size-complex="14pt"/>
    </style:style>
    <style:style style:name="T1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/></text:p>
      <text:p text:style-name="P15"><text:span text:style-name="T1"/></text:p>
      <text:p text:style-name="P15"><text:span text:style-name="T1">Московский Авиационный Институт</text:span></text:p>
      <text:p text:style-name="P15"><text:span text:style-name="T1">(Национальный Исследовательский Университет)</text:span></text:p>
      <text:p text:style-name="P14"/>
      <text:p text:style-name="P15"><text:span text:style-name="T1">Факультет информационных технологий и прикладной математики</text:span></text:p>
      <text:p text:style-name="P15"><text:span text:style-name="T1">Кафедра вычислительной математики и программирования</text:span></text:p>
      <text:p text:style-name="P13"/>
      <text:p text:style-name="P13"/>
      <text:p text:style-name="P15"><text:span text:style-name="T2">Лабораторная работа №1 по курсу</text:span><text:span text:style-name="T3"> </text:span></text:p>
      <text:p text:style-name="P15"><text:span text:style-name="T4">«Операционные системы»</text:span></text:p>
      <text:p text:style-name="P23"><text:span text:style-name="T2"><text:tab/></text:span></text:p>
      <text:p text:style-name="P24"><text:span text:style-name="T5">Управление потоками в ос</text:span></text:p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6">Студент: </text:span><text:span text:style-name="T7">Кайдалова Александра Андреевна</text:span></text:p>
      <text:p text:style-name="P21"><text:span text:style-name="T6">Группа: М8О–212Б–</text:span><text:span text:style-name="T8">22</text:span></text:p>
      <text:p text:style-name="P21"><text:span text:style-name="T6">Вариант: </text:span><text:span text:style-name="T10">1</text:span><text:span text:style-name="T11">2</text:span></text:p>
      <text:p text:style-name="P20"><text:span text:style-name="T6">Преподаватель: Соколов Андрей Алексеевич</text:span></text:p>
      <text:p text:style-name="P20"><text:span text:style-name="T6">Оценка: __________ </text:span></text:p>
      <text:p text:style-name="P20"><text:span text:style-name="T6">Дата: __________</text:span></text:p>
      <text:p text:style-name="P20"><text:span text:style-name="T6">Подпись: __________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pan text:style-name="T6">Москва, 20</text:span><text:span text:style-name="T9">23</text:span></text:p>
      <text:p text:style-name="P4"><text:soft-page-break/>Постановка задачи</text:p>
      <text:p text:style-name="P5">Цель работы</text:p>
      <text:p text:style-name="P1">Приобретение практических навыков в:</text:p>
      <text:p text:style-name="P1"><text:s text:c="4"/>1. Управление потоками в ОС;</text:p>
      <text:p text:style-name="P1"><text:s text:c="4"/>2. Обеспечение синхронизации между потоками.</text:p>
      <text:p text:style-name="P1"/>
      <text:p text:style-name="P5">Задание</text:p>
      <text:p text:style-name="P1">Составить программу на языке Си(C++), обрабатывающую данные в многопоточном режиме. При <text:s/>обработки использовать стандартные средства создания потоков операционной системы <text:s/>(Windows/Unix). Ограничение максимального количества потоков, работающих в один момент <text:s/>времени, должно быть задано ключом запуска вашей программы. Так же необходимо уметь продемонстрировать количество потоков, используемое вашей <text:s/>программой с помощью стандартных средств операционной системы. В отчете привести исследование зависимости ускорения и эффективности алгоритма от входных <text:s/>данных и количества потоков. Получившиеся результаты необходимо объяснить.</text:p>
      <text:p text:style-name="P1"/>
      <text:p text:style-name="P5">Вариант 12</text:p>
      <text:p text:style-name="P1">Наложить K раз фильтры эрозии и наращивания на матрицу состоящую из вещественных чисел. На выходе получается 2 результирующие матрицы.</text:p>
      <text:p text:style-name="P1"/>
      <text:p text:style-name="P4">Общие сведения о программе</text:p>
      <text:p text:style-name="P1">Программа компилируется из файла main.c. Также используется <text:s/>файлы: erosion.cpp, increase.cpp . Также используется заголовочные файлы: iostream, fstream, vector, thread, chrono.</text:p>
      <text:p text:style-name="P1"><text:s/>• thread erosion_thread() – создание потока.</text:p>
      <text:p text:style-name="P1"><text:s/>• erosion_thread.join() – ожидание потока и его завершение.</text:p>
      <text:p text:style-name="P1"><text:s/>• thread::hardware_concurrency() - возвращает приблизительное количество потоков, поддерживаемое аппаратной частью компьютера.</text:p>
      <text:p text:style-name="P2"><text:s/>• chrono::steady_clock::now() <text:s/>- получение текущего времени.</text:p>
      <text:p text:style-name="P2"><text:soft-page-break/><text:s/>• duration.count() - получение числового значения длительности времени в ее базовой единице измерения. </text:p>
      <text:p text:style-name="P1"/>
      <text:p text:style-name="P4">Общий метод и алгоритм решения.</text:p>
      <text:p text:style-name="P1">Для реализации поставленной задачи необходимо:</text:p>
      <text:p text:style-name="P1"><text:s text:c="4"/>1. Изучить принципы работы с потоками: join, detach, mutex.</text:p>
      <text:p text:style-name="P1"><text:s text:c="4"/>2. Написать основную программу main.</text:p>
      <text:p text:style-name="P1"><text:s text:c="4"/>3. Реализовать фильтр эрозии.</text:p>
      <text:p text:style-name="P1"><text:s text:c="4"/>4. Реализовать фильтр наложения.</text:p>
      <text:p text:style-name="P1"><text:s text:c="4"/>5. Создать тесты, учитывающие все возможные случаи.</text:p>
      <text:p text:style-name="P1"><text:s text:c="4"/>6. Написать Cmake.</text:p>
      <text:p text:style-name="P1"/>
      <text:p text:style-name="P3"><text:s text:c="17"/><text:span text:style-name="T12">Основные файлы программы</text:span></text:p>
      <text:p text:style-name="P5">Main.cpp</text:p>
      <text:p text:style-name="P7">#include &lt;iostream&gt;</text:p>
      <text:p text:style-name="P7">#include &lt;fstream&gt;</text:p>
      <text:p text:style-name="P7">#include &lt;vector&gt;</text:p>
      <text:p text:style-name="P7">#include &lt;thread&gt;</text:p>
      <text:p text:style-name="P7">#include &lt;chrono&gt;</text:p>
      <text:p text:style-name="P7"/>
      <text:p text:style-name="P7">using namespace std;</text:p>
      <text:p text:style-name="P7"/>
      <text:p text:style-name="P7">// Фильтры эрозии и наращивания</text:p>
      <text:p text:style-name="P7">void erosion(vector&lt;vector&lt;double&gt;&gt;&amp; matrix, int K);</text:p>
      <text:p text:style-name="P7">void dilation(vector&lt;vector&lt;double&gt;&gt;&amp; matrix, int K);</text:p>
      <text:p text:style-name="P7"/>
      <text:p text:style-name="P7">// Функция печати итоговых матриц</text:p>
      <text:p text:style-name="P7">void print(const vector&lt;vector&lt;double&gt;&gt;&amp; matrix) {</text:p>
      <text:p text:style-name="P7"><text:s text:c="4"/>int rows = matrix.size();</text:p>
      <text:p text:style-name="P7"><text:s text:c="4"/>int cols = matrix[0].size();</text:p>
      <text:p text:style-name="P7"/>
      <text:p text:style-name="P7"><text:s text:c="4"/>for (int i = 0; i &lt; rows; i++) {</text:p>
      <text:p text:style-name="P7"><text:s text:c="8"/>for (int j = 0; j &lt; cols; j++) {</text:p>
      <text:p text:style-name="P7"><text:s text:c="12"/>cout &lt;&lt; matrix[i][j] &lt;&lt; " ";</text:p>
      <text:p text:style-name="P7"><text:s text:c="8"/>}</text:p>
      <text:p text:style-name="P7"><text:s text:c="8"/>cout &lt;&lt; "\n";</text:p>
      <text:p text:style-name="P7"><text:s text:c="4"/>}</text:p>
      <text:p text:style-name="P7"><text:s text:c="4"/>cout &lt;&lt; "\n";</text:p>
      <text:p text:style-name="P7">}</text:p>
      <text:p text:style-name="P7"/>
      <text:p text:style-name="P7"/>
      <text:p text:style-name="P7"/>
      <text:p text:style-name="P7">int main(int argc, char* argv[]) {</text:p>
      <text:p text:style-name="P7"><text:s text:c="4"/></text:p>
      <text:p text:style-name="P7"><text:soft-page-break/><text:s text:c="4"/>cout &lt;&lt; "Максимально возможное количество потоков: " &lt;&lt; thread::hardware_concurrency() &lt;&lt; "\n";</text:p>
      <text:p text:style-name="P7"><text:s text:c="4"/></text:p>
      <text:p text:style-name="P7"><text:s text:c="4"/>if ( atoi(argv[1]) &gt; 12 || atoi(argv[1]) &lt;= 0){</text:p>
      <text:p text:style-name="P7"><text:s text:c="8"/>cout &lt;&lt; "Заданное число потоков не может быть использовано." &lt;&lt; "\n";</text:p>
      <text:p text:style-name="P7"><text:s text:c="8"/>return 1;</text:p>
      <text:p text:style-name="P7"><text:s text:c="4"/>}</text:p>
      <text:p text:style-name="P7"/>
      <text:p text:style-name="P7"><text:s text:c="4"/>const int Max = atoi(argv[1]);</text:p>
      <text:p text:style-name="P7"><text:s text:c="4"/>int rows, cols;</text:p>
      <text:p text:style-name="P7"><text:s text:c="4"/>string filename;</text:p>
      <text:p text:style-name="P7"><text:s text:c="4"/>int K;</text:p>
      <text:p text:style-name="P7"><text:s text:c="4"/></text:p>
      <text:p text:style-name="P7"><text:s text:c="4"/>cout &lt;&lt; "Введите имя файла: ";</text:p>
      <text:p text:style-name="P7"><text:s text:c="4"/>cin &gt;&gt; filename;</text:p>
      <text:p text:style-name="P7"><text:s text:c="4"/>cout &lt;&lt; "Введите количество раз для наложения фильтров: ";</text:p>
      <text:p text:style-name="P7"><text:s text:c="4"/>cin &gt;&gt; K;</text:p>
      <text:p text:style-name="P7"><text:s text:c="4"/>cout &lt;&lt; "\n";</text:p>
      <text:p text:style-name="P7"/>
      <text:p text:style-name="P7">// Начало отсчета времени</text:p>
      <text:p text:style-name="P7"><text:s text:c="4"/>chrono::steady_clock::time_point start_time = chrono::steady_clock::now();</text:p>
      <text:p text:style-name="P7"/>
      <text:p text:style-name="P7"><text:s text:c="4"/>ifstream input(filename);</text:p>
      <text:p text:style-name="P7"><text:s text:c="4"/>if (!input.is_open()) {</text:p>
      <text:p text:style-name="P7"><text:s text:c="8"/>cout &lt;&lt; "Ошибка открытия файла. " &lt;&lt; "\n";</text:p>
      <text:p text:style-name="P7"><text:s text:c="8"/>return 1;</text:p>
      <text:p text:style-name="P7"><text:s text:c="4"/>}</text:p>
      <text:p text:style-name="P7"><text:s text:c="4"/></text:p>
      <text:p text:style-name="P7"><text:s text:c="4"/>input &gt;&gt; rows &gt;&gt; cols;</text:p>
      <text:p text:style-name="P7"><text:s text:c="4"/>vector&lt;vector&lt;double&gt;&gt; matrix(rows, vector&lt;double&gt;(cols));</text:p>
      <text:p text:style-name="P7"><text:s text:c="4"/>for (int i = 0; i &lt; rows; i++) {</text:p>
      <text:p text:style-name="P7"><text:s text:c="8"/>for (int j = 0; j &lt; cols; j++) {</text:p>
      <text:p text:style-name="P7"><text:s text:c="12"/>input &gt;&gt; matrix[i][j];</text:p>
      <text:p text:style-name="P7"><text:s text:c="8"/>}</text:p>
      <text:p text:style-name="P7"><text:s text:c="4"/>}</text:p>
      <text:p text:style-name="P7"/>
      <text:p text:style-name="P7"><text:s text:c="4"/>input.close();</text:p>
      <text:p text:style-name="P7"/>
      <text:p text:style-name="P7"><text:s text:c="4"/>vector&lt;vector&lt;double&gt;&gt; erosion_matrix = matrix;</text:p>
      <text:p text:style-name="P7"><text:s text:c="4"/>vector&lt;vector&lt;double&gt;&gt; increase_matrix = matrix;</text:p>
      <text:p text:style-name="P7"/>
      <text:p text:style-name="P7"><text:s text:c="4"/>cout &lt;&lt; "ID потока main.cpp: " &lt;&lt; this_thread::get_id() &lt;&lt; "\n";</text:p>
      <text:p text:style-name="P7"/>
      <text:p text:style-name="P7">// Работа единственного потока</text:p>
      <text:p text:style-name="P7"><text:s text:c="4"/>if (Max == 1){</text:p>
      <text:p text:style-name="P7"><text:s text:c="8"/>erosion(erosion_matrix, K);</text:p>
      <text:p text:style-name="P7"><text:s text:c="8"/>dilation(increase_matrix, K);</text:p>
      <text:p text:style-name="P7"><text:s text:c="4"/>}</text:p>
      <text:p text:style-name="P7"/>
      <text:p text:style-name="P7">// Работа двух потоков одновременно</text:p>
      <text:p text:style-name="P7"><text:s text:c="4"/>if (Max == 2){</text:p>
      <text:p text:style-name="P7"><text:s text:c="8"/>thread erosion_thread(erosion, ref(erosion_matrix), K);</text:p>
      <text:p text:style-name="P7"><text:s text:c="8"/>dilation(increase_matrix, K);</text:p>
      <text:p text:style-name="P7"/>
      <text:p text:style-name="P7"><text:s text:c="8"/>erosion_thread.join();</text:p>
      <text:p text:style-name="P7"><text:soft-page-break/><text:s text:c="4"/>}</text:p>
      <text:p text:style-name="P7"/>
      <text:p text:style-name="P7">// Работа трех потоков оновременно</text:p>
      <text:p text:style-name="P7"><text:s text:c="4"/>if (Max &gt; 2){</text:p>
      <text:p text:style-name="P7"><text:s text:c="8"/>thread erosion_thread(erosion, ref(erosion_matrix), K);</text:p>
      <text:p text:style-name="P7"><text:s text:c="8"/>thread increase_thread(dilation, ref(increase_matrix), K);</text:p>
      <text:p text:style-name="P7"/>
      <text:p text:style-name="P7"><text:s text:c="8"/>erosion_thread.join();</text:p>
      <text:p text:style-name="P7"><text:s text:c="8"/>increase_thread.join();</text:p>
      <text:p text:style-name="P7"><text:s text:c="4"/>}</text:p>
      <text:p text:style-name="P7"/>
      <text:p text:style-name="P7"><text:s text:c="4"/>cout &lt;&lt; "Матрица после наложения " &lt;&lt; K &lt;&lt; " раз фильтра эрозии: " &lt;&lt; "\n";</text:p>
      <text:p text:style-name="P7"><text:s text:c="4"/>print(erosion_matrix);</text:p>
      <text:p text:style-name="P7"/>
      <text:p text:style-name="P7"><text:s text:c="4"/>cout &lt;&lt; "Матрица после наложения " &lt;&lt; K &lt;&lt; " раз фильтра наращивания: " &lt;&lt; "\n";</text:p>
      <text:p text:style-name="P7"><text:s text:c="4"/>print(increase_matrix);</text:p>
      <text:p text:style-name="P7"/>
      <text:p text:style-name="P7">// Конец отсчета времени</text:p>
      <text:p text:style-name="P7"><text:s text:c="4"/>chrono::steady_clock::time_point end_time = chrono::steady_clock::now();</text:p>
      <text:p text:style-name="P7"><text:s text:c="4"/>chrono::microseconds duration = chrono::duration_cast&lt;chrono::microseconds&gt;(end_time - start_time);</text:p>
      <text:p text:style-name="P7"><text:s text:c="4"/></text:p>
      <text:p text:style-name="P7"><text:s text:c="4"/>cout &lt;&lt; "Время работы программы: " &lt;&lt; duration.count() &lt;&lt; " микросекунд. " &lt;&lt; "\n";</text:p>
      <text:p text:style-name="P7"/>
      <text:p text:style-name="P7"><text:s text:c="4"/>return 0;</text:p>
      <text:p text:style-name="P7">}</text:p>
      <text:p text:style-name="P7"/>
      <text:p text:style-name="P1"><text:span text:style-name="T12">erosion.cpp</text:span></text:p>
      <text:p text:style-name="P7">#include &lt;vector&gt;</text:p>
      <text:p text:style-name="P7">#include &lt;iostream&gt;</text:p>
      <text:p text:style-name="P7">#include &lt;thread&gt;</text:p>
      <text:p text:style-name="P7"/>
      <text:p text:style-name="P7">using namespace std;</text:p>
      <text:p text:style-name="P7"/>
      <text:p text:style-name="P7">void erosion(vector&lt;vector&lt;double&gt;&gt;&amp; matrix, int K){</text:p>
      <text:p text:style-name="P7"/>
      <text:p text:style-name="P7"><text:s text:c="4"/>cout &lt;&lt; "ID потока erosion.cpp: " &lt;&lt; this_thread::get_id() &lt;&lt; "\n";</text:p>
      <text:p text:style-name="P7"><text:s text:c="4"/></text:p>
      <text:p text:style-name="P7"><text:s text:c="4"/>int rows = matrix.size();</text:p>
      <text:p text:style-name="P7"><text:s text:c="4"/>int cols = matrix[0].size();</text:p>
      <text:p text:style-name="P7"/>
      <text:p text:style-name="P7"><text:s text:c="4"/>for (int k = 0; k &lt; K; k++){</text:p>
      <text:p text:style-name="P7"/>
      <text:p text:style-name="P7"><text:s text:c="8"/>vector&lt;vector&lt;double&gt;&gt; new_matrix(rows, vector&lt;double&gt;(cols));</text:p>
      <text:p text:style-name="P7"/>
      <text:p text:style-name="P7"><text:s text:c="8"/>for (int i = 0; i &lt; rows; i++){</text:p>
      <text:p text:style-name="P7"><text:s text:c="12"/>for (int j = 0; j &lt; cols; j++){</text:p>
      <text:p text:style-name="P7"/>
      <text:p text:style-name="P7"><text:s text:c="16"/>double min_value = matrix[i][j];</text:p>
      <text:p text:style-name="P7"/>
      <text:p text:style-name="P7"><text:s text:c="16"/>for (int ii = -1; ii &lt;= 1; ii++){</text:p>
      <text:p text:style-name="P7"><text:s text:c="20"/>for (int jj = -1; jj &lt;= 1; jj++){</text:p>
      <text:p text:style-name="P7"/>
      <text:p text:style-name="P7"><text:s text:c="24"/>if (i + ii &gt;= 0 &amp;&amp; i + ii &lt; rows &amp;&amp; j + jj &gt;= 0 &amp;&amp; j + jj &lt; cols){</text:p>
      <text:p text:style-name="P7"><text:soft-page-break/><text:s text:c="28"/>min_value = min(min_value, matrix[i + ii][j + jj]);</text:p>
      <text:p text:style-name="P7"><text:s text:c="24"/>}</text:p>
      <text:p text:style-name="P7"><text:s text:c="20"/>}</text:p>
      <text:p text:style-name="P7"><text:s text:c="16"/>}</text:p>
      <text:p text:style-name="P7"><text:s text:c="16"/>new_matrix[i][j] = min_value;</text:p>
      <text:p text:style-name="P7"><text:s text:c="12"/>}</text:p>
      <text:p text:style-name="P7"><text:s text:c="8"/>}</text:p>
      <text:p text:style-name="P7"><text:s text:c="8"/>matrix = new_matrix;</text:p>
      <text:p text:style-name="P7"><text:s text:c="4"/>}</text:p>
      <text:p text:style-name="P6"/>
      <text:p text:style-name="P5">increase.cpp</text:p>
      <text:p text:style-name="P7">#include &lt;vector&gt;</text:p>
      <text:p text:style-name="P7">#include &lt;iostream&gt;</text:p>
      <text:p text:style-name="P7">#include &lt;thread&gt;</text:p>
      <text:p text:style-name="P7"/>
      <text:p text:style-name="P7">using namespace std;</text:p>
      <text:p text:style-name="P7"/>
      <text:p text:style-name="P7">void dilation(vector&lt;vector&lt;double&gt;&gt;&amp; matrix, int K){</text:p>
      <text:p text:style-name="P7"/>
      <text:p text:style-name="P7"><text:s text:c="4"/>cout &lt;&lt; "ID потока increase.cpp: " &lt;&lt; this_thread::get_id() &lt;&lt; "\n";</text:p>
      <text:p text:style-name="P7"/>
      <text:p text:style-name="P7"><text:s text:c="4"/>int rows = matrix.size();</text:p>
      <text:p text:style-name="P7"><text:s text:c="4"/>int cols = matrix[0].size();</text:p>
      <text:p text:style-name="P7"/>
      <text:p text:style-name="P7"><text:s text:c="4"/>for (int k = 0; k &lt; K; k++){</text:p>
      <text:p text:style-name="P7"/>
      <text:p text:style-name="P7"><text:s text:c="8"/>vector&lt;vector&lt;double&gt;&gt; new_matrix(rows, vector&lt;double&gt;(cols));</text:p>
      <text:p text:style-name="P7"/>
      <text:p text:style-name="P7"><text:s text:c="8"/>for (int i = 0; i &lt; rows; i++){</text:p>
      <text:p text:style-name="P7"><text:s text:c="12"/>for (int j = 0; j &lt; cols; j++){</text:p>
      <text:p text:style-name="P7"/>
      <text:p text:style-name="P7"><text:s text:c="16"/>double max_value = matrix[i][j];</text:p>
      <text:p text:style-name="P7"/>
      <text:p text:style-name="P7"><text:s text:c="16"/>for (int ii = -1; ii &lt;= 1; ii++){</text:p>
      <text:p text:style-name="P7"><text:s text:c="20"/>for (int jj = -1; jj &lt;= 1; jj++){</text:p>
      <text:p text:style-name="P7"><text:s text:c="24"/></text:p>
      <text:p text:style-name="P7"><text:s text:c="24"/>if (i + ii &gt;= 0 &amp;&amp; i + ii &lt; rows &amp;&amp; j + jj &gt;= 0 &amp;&amp; j + jj &lt; cols){</text:p>
      <text:p text:style-name="P7"><text:s text:c="28"/>max_value = max(max_value, matrix[i + ii][j + jj]);</text:p>
      <text:p text:style-name="P7"><text:s text:c="24"/>}</text:p>
      <text:p text:style-name="P7"><text:s text:c="20"/>}</text:p>
      <text:p text:style-name="P7"><text:s text:c="16"/>}</text:p>
      <text:p text:style-name="P7"><text:s text:c="16"/>new_matrix[i][j] = max_value;</text:p>
      <text:p text:style-name="P7"><text:s text:c="12"/>}</text:p>
      <text:p text:style-name="P7"><text:s text:c="8"/>}</text:p>
      <text:p text:style-name="P7"><text:s text:c="8"/>matrix = new_matrix;</text:p>
      <text:p text:style-name="P7"><text:s text:c="4"/>}</text:p>
      <text:p text:style-name="P7">}</text:p>
      <text:p text:style-name="P6"/>
      <text:p text:style-name="P1"><text:span text:style-name="T12">CmakeLists.txt</text:span></text:p>
      <text:p text:style-name="P7">cmake_minimum_required(VERSION 3.10)</text:p>
      <text:p text:style-name="P7">project(OS_LW2)</text:p>
      <text:p text:style-name="P7"/>
      <text:p text:style-name="P7"><text:soft-page-break/>set(CMAKE_CXX_STANDARD 17)</text:p>
      <text:p text:style-name="P7"/>
      <text:p text:style-name="P7">add_executable(main main.cpp erosion.cpp increase.cpp)</text:p>
      <text:p text:style-name="P6"/>
      <text:p text:style-name="P4">Тесты</text:p>
      <text:p text:style-name="P6"><text:span text:style-name="T12">test_1</text:span></text:p>
      <text:p text:style-name="P6">3 3</text:p>
      <text:p text:style-name="P6">101 211 334</text:p>
      <text:p text:style-name="P6">4.9 -5 29.01</text:p>
      <text:p text:style-name="P6">6.678 4 201</text:p>
      <text:p text:style-name="P6"/>
      <text:p text:style-name="P8">test_2</text:p>
      <text:p text:style-name="P6">10 5</text:p>
      <text:p text:style-name="P6">3 5 6 8 77</text:p>
      <text:p text:style-name="P6">23 5 66 123 -1</text:p>
      <text:p text:style-name="P6">923 4.5 33 1112 7.56</text:p>
      <text:p text:style-name="P6">23 56 89 87 98.9</text:p>
      <text:p text:style-name="P6">3 15 6 8 77</text:p>
      <text:p text:style-name="P6">23 50 66 123 -1</text:p>
      <text:p text:style-name="P6">9123 4.5 33 12 7.56</text:p>
      <text:p text:style-name="P6">23 56 89 8 98.9</text:p>
      <text:p text:style-name="P6">3 5 6 8 77</text:p>
      <text:p text:style-name="P6">23 5 66 1234 -1</text:p>
      <text:p text:style-name="P6"/>
      <text:p text:style-name="P8">test_3</text:p>
      <text:p text:style-name="P6">8 6</text:p>
      <text:p text:style-name="P6">2 4 6 78 0 9</text:p>
      <text:p text:style-name="P6">-1 33 44 56.8 12345 98.6</text:p>
      <text:p text:style-name="P6">-34 23 7654 1 34 96.5</text:p>
      <text:p text:style-name="P6">56 78 90 54 55.0 6543</text:p>
      <text:p text:style-name="P6">2 4 6 78 0 9</text:p>
      <text:p text:style-name="P6">56 78 90 54 55.0 6543</text:p>
      <text:p text:style-name="P6">-1 33 44 56.8 411 98.6</text:p>
      <text:p text:style-name="P6">-34 23 0 1 34 96.5</text:p>
      <text:p text:style-name="P6"/>
      <text:p text:style-name="P8">test_4</text:p>
      <text:p text:style-name="P6">10 10</text:p>
      <text:p text:style-name="P6"><text:soft-page-break/>3 5 6 8 77 55 77 88 99 00</text:p>
      <text:p text:style-name="P6">23 5 66 123 -1 -111 -2 89 9.567 567</text:p>
      <text:p text:style-name="P6">923 4.5 33 1112 7.56 12 23 34 45 56</text:p>
      <text:p text:style-name="P6">23 56 89 87 98.9 98 76 54 43 32</text:p>
      <text:p text:style-name="P6">3 15 6 8 77 89.6 9 6 5 </text:p>
      <text:p text:style-name="P6">23 50 66 123 -1 44 12 -77 -6 -54</text:p>
      <text:p text:style-name="P6">9123 4.5 33 12 7.56 34.5 654.9 -764 98 89</text:p>
      <text:p text:style-name="P6">23 56 89 8 98.9 3 5 66 123 -1</text:p>
      <text:p text:style-name="P6">3 5 6 8 773 5 66 123 -1 -111</text:p>
      <text:p text:style-name="P6">23 5 66 1234 -1 3 5 66 123 -1 </text:p>
      <text:p text:style-name="P1"/>
      <text:p text:style-name="P4">Пример работы</text:p>
      <text:p text:style-name="P1"/>
      <text:p text:style-name="P9">alexandra@alexandra-HVY-WXX9:~/Рабочийстол/ос3сем/OS_LW2/build$ ./main 0</text:p>
      <text:p text:style-name="P10">Максимально возможное количество потоков: 12</text:p>
      <text:p text:style-name="P10">Заданное число потоков не может быть использовано.</text:p>
      <text:p text:style-name="P10"/>
      <text:p text:style-name="P10">alexandra@alexandra-HVY-WXX9:~/Рабочийстол/ос3сем/OS_LW2/build$ ./main 1</text:p>
      <text:p text:style-name="P10">Максимально возможное количество потоков: 12</text:p>
      <text:p text:style-name="P10">Введите имя файла: test_1</text:p>
      <text:p text:style-name="P10">Введите количество раз для наложения фильтров: 2</text:p>
      <text:p text:style-name="P10"/>
      <text:p text:style-name="P10">ID потока main.cpp: 140512193668032</text:p>
      <text:p text:style-name="P10">ID потока erosion.cpp: 140512193668032</text:p>
      <text:p text:style-name="P10">ID потока increase.cpp: 140512193668032</text:p>
      <text:p text:style-name="P10">Матрица после наложения 2 раз фильтра эрозии: </text:p>
      <text:p text:style-name="P10">-5 -5 -5 </text:p>
      <text:p text:style-name="P10">-5 -5 -5 </text:p>
      <text:p text:style-name="P10">-5 -5 -5 </text:p>
      <text:p text:style-name="P10"/>
      <text:p text:style-name="P10">Матрица после наложения 2 раз фильтра наращивания: </text:p>
      <text:p text:style-name="P10">334 334 334 </text:p>
      <text:p text:style-name="P10">334 334 334 </text:p>
      <text:p text:style-name="P10">334 334 334 </text:p>
      <text:p text:style-name="P10"><text:soft-page-break/></text:p>
      <text:p text:style-name="P10">Время работы программы: 352 микросекунд. </text:p>
      <text:p text:style-name="P10"/>
      <text:p text:style-name="P10">alexandra@alexandra-HVY-WXX9:~/Рабочийстол/ос3сем/OS_LW2/build$ ./main 2</text:p>
      <text:p text:style-name="P10">Максимально возможное количество потоков: 12</text:p>
      <text:p text:style-name="P10">Введите имя файла: test_2</text:p>
      <text:p text:style-name="P10">Введите количество раз для наложения фильтров: 2</text:p>
      <text:p text:style-name="P10"/>
      <text:p text:style-name="P10">ID потока main.cpp: 140208547107776</text:p>
      <text:p text:style-name="P10">ID потока increase.cpp: 140208547107776</text:p>
      <text:p text:style-name="P10">ID потока erosion.cpp: 140208540481088</text:p>
      <text:p text:style-name="P10">Матрица после наложения 2 раз фильтра эрозии: </text:p>
      <text:p text:style-name="P10">3 3 -1 -1 -1 </text:p>
      <text:p text:style-name="P10">3 3 -1 -1 -1 </text:p>
      <text:p text:style-name="P10">3 3 -1 -1 -1 </text:p>
      <text:p text:style-name="P10">3 3 -1 -1 -1 </text:p>
      <text:p text:style-name="P10">3 3 -1 -1 -1 </text:p>
      <text:p text:style-name="P10">3 3 -1 -1 -1 </text:p>
      <text:p text:style-name="P10">3 3 -1 -1 -1 </text:p>
      <text:p text:style-name="P10">3 3 -1 -1 -1 </text:p>
      <text:p text:style-name="P10">3 3 -1 -1 -1 </text:p>
      <text:p text:style-name="P10">3 3 -1 -1 -1 </text:p>
      <text:p text:style-name="P10"/>
      <text:p text:style-name="P10">Матрица после наложения 2 раз фильтра наращивания: </text:p>
      <text:p text:style-name="P10">923 1112 1112 1112 1112 </text:p>
      <text:p text:style-name="P10">923 1112 1112 1112 1112 </text:p>
      <text:p text:style-name="P10">923 1112 1112 1112 1112 </text:p>
      <text:p text:style-name="P10">923 1112 1112 1112 1112 </text:p>
      <text:p text:style-name="P10">9123 9123 9123 1112 1112 </text:p>
      <text:p text:style-name="P10">9123 9123 9123 123 123 </text:p>
      <text:p text:style-name="P10">9123 9123 9123 123 123 </text:p>
      <text:p text:style-name="P10">9123 9123 9123 1234 1234 </text:p>
      <text:p text:style-name="P10">9123 9123 9123 1234 1234 </text:p>
      <text:p text:style-name="P10">89 1234 1234 1234 1234 </text:p>
      <text:p text:style-name="P10"><text:soft-page-break/></text:p>
      <text:p text:style-name="P10">Время работы программы: 980 микросекунд. </text:p>
      <text:p text:style-name="P10"/>
      <text:p text:style-name="P10">alexandra@alexandra-HVY-WXX9:~/Рабочийстол/ос3сем/OS_LW2/build$ ./main 3</text:p>
      <text:p text:style-name="P10">Максимально возможное количество потоков: 12</text:p>
      <text:p text:style-name="P10">Введите имя файла: test_3</text:p>
      <text:p text:style-name="P10">Введите количество раз для наложения фильтров: 4</text:p>
      <text:p text:style-name="P10"/>
      <text:p text:style-name="P10">ID потока main.cpp: 139728396493760</text:p>
      <text:p text:style-name="P10">ID потока erosion.cpp: 139728389142080</text:p>
      <text:p text:style-name="P10">ID потока increase.cpp: 139728380749376</text:p>
      <text:p text:style-name="P10">Матрица после наложения 4 раз фильтра эрозии: </text:p>
      <text:p text:style-name="P10">-34 -34 -34 -34 -34 0 </text:p>
      <text:p text:style-name="P10">-34 -34 -34 -34 -34 0 </text:p>
      <text:p text:style-name="P10">-34 -34 -34 -34 -34 0 </text:p>
      <text:p text:style-name="P10">-34 -34 -34 -34 -34 0 </text:p>
      <text:p text:style-name="P10">-34 -34 -34 -34 -34 0 </text:p>
      <text:p text:style-name="P10">-34 -34 -34 -34 -34 0 </text:p>
      <text:p text:style-name="P10">-34 -34 -34 -34 -34 0 </text:p>
      <text:p text:style-name="P10">-34 -34 -34 -34 -34 0 </text:p>
      <text:p text:style-name="P10"/>
      <text:p text:style-name="P10">Матрица после наложения 4 раз фильтра наращивания: </text:p>
      <text:p text:style-name="P10">12345 12345 12345 12345 12345 12345 </text:p>
      <text:p text:style-name="P10">12345 12345 12345 12345 12345 12345 </text:p>
      <text:p text:style-name="P10">12345 12345 12345 12345 12345 12345 </text:p>
      <text:p text:style-name="P10">12345 12345 12345 12345 12345 12345 </text:p>
      <text:p text:style-name="P10">12345 12345 12345 12345 12345 12345 </text:p>
      <text:p text:style-name="P10">12345 12345 12345 12345 12345 12345 </text:p>
      <text:p text:style-name="P10">7654 7654 7654 7654 7654 7654 </text:p>
      <text:p text:style-name="P10">411 6543 6543 6543 6543 6543 </text:p>
      <text:p text:style-name="P10"/>
      <text:p text:style-name="P10">Время работы программы: 1016 микросекунд. </text:p>
      <text:p text:style-name="P10"/>
      <text:p text:style-name="P10">alexandra@alexandra-HVY-WXX9:~/Рабочийстол/ос3сем/OS_LW2/build$ ./main 10</text:p>
      <text:p text:style-name="P10"><text:soft-page-break/>Максимально возможное количество потоков: 12</text:p>
      <text:p text:style-name="P10">Введите имя файла: test_4</text:p>
      <text:p text:style-name="P10">Введите количество раз для наложения фильтров: 2</text:p>
      <text:p text:style-name="P10"/>
      <text:p text:style-name="P10">ID потока main.cpp: 140709787751360</text:p>
      <text:p text:style-name="P10">ID потока erosion.cpp: 140709780780608</text:p>
      <text:p text:style-name="P10">ID потока increase.cpp: 140709772387904</text:p>
      <text:p text:style-name="P10">Матрица после наложения 2 раз фильтра эрозии: </text:p>
      <text:p text:style-name="P10">3 3 -1 -111 -111 -111 -111 -111 -2 0 </text:p>
      <text:p text:style-name="P10">3 3 -1 -111 -111 -111 -111 -111 -2 0 </text:p>
      <text:p text:style-name="P10">3 3 -1 -111 -111 -111 -111 -111 -2 0 </text:p>
      <text:p text:style-name="P10">3 -1 -1 -111 -111 -111 -111 -111 -77 -54 </text:p>
      <text:p text:style-name="P10">3 -1 -1 -1 -764 -764 -764 -764 -764 -54 </text:p>
      <text:p text:style-name="P10">3 -1 -1 -1 -764 -764 -764 -764 -764 -54 </text:p>
      <text:p text:style-name="P10">3 -1 -1 -1 -764 -764 -764 -764 -764 -111 </text:p>
      <text:p text:style-name="P10">4.5 -1 -1 -1 -764 -764 -764 -764 -764 -111 </text:p>
      <text:p text:style-name="P10">4.5 -1 -1 -1 -764 -764 -764 -764 -764 -111 </text:p>
      <text:p text:style-name="P10">5 -1 -1 -1 -1 -1 -111 -111 -111 -111 </text:p>
      <text:p text:style-name="P10"/>
      <text:p text:style-name="P10">Матрица после наложения 2 раз фильтра наращивания: </text:p>
      <text:p text:style-name="P10">923 1112 1112 1112 1112 1112 99 567 567 567 </text:p>
      <text:p text:style-name="P10">923 1112 1112 1112 1112 1112 99 567 567 567 </text:p>
      <text:p text:style-name="P10">923 1112 1112 1112 1112 1112 99 567 567 567 </text:p>
      <text:p text:style-name="P10">923 1112 1112 1112 1112 1112 98.9 9123 9123 9123 </text:p>
      <text:p text:style-name="P10">923 1112 1112 1112 1112 1112 654.9 9123 9123 9123 </text:p>
      <text:p text:style-name="P10">123 123 123 654.9 654.9 654.9 654.9 9123 9123 9123 </text:p>
      <text:p text:style-name="P10">123 773 773 773 773 773 654.9 9123 9123 9123 </text:p>
      <text:p text:style-name="P10">1234 1234 1234 1234 1234 773 654.9 9123 9123 9123 </text:p>
      <text:p text:style-name="P10">1234 1234 1234 1234 1234 773 654.9 654.9 123 123 </text:p>
      <text:p text:style-name="P10">1234 1234 1234 1234 1234 773 123 123 123 123 </text:p>
      <text:p text:style-name="P10"/>
      <text:p text:style-name="P10">Время работы программы: 1208 микросекунд. </text:p>
      <text:p text:style-name="P10"/>
      <text:p text:style-name="P10">alexandra@alexandra-HVY-WXX9:~/Рабочийстол/ос3сем/OS_LW2/build$ ./main 20</text:p>
      <text:p text:style-name="P10"><text:soft-page-break/>Максимально возможное количество потоков: 12</text:p>
      <text:p text:style-name="P10">Заданное число потоков не может быть использовано.</text:p>
      <text:p text:style-name="P1"/>
      <text:p text:style-name="P3"><text:span text:style-name="T12">Анализ</text:span></text:p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12">Количесво потоков, работающих одновременно</text:p>
          </table:table-cell>
          <table:table-cell table:style-name="Таблица1.A1" office:value-type="string">
            <text:p text:style-name="P11">Номер теста</text:p>
            <text:p text:style-name="P12">(размер матрицы)</text:p>
          </table:table-cell>
          <table:table-cell table:style-name="Таблица1.A1" office:value-type="string">
            <text:p text:style-name="P12">Количество наложений фильтров (K)</text:p>
          </table:table-cell>
          <table:table-cell table:style-name="Таблица1.D1" office:value-type="string">
            <text:p text:style-name="P11">Среднее время работы программы</text:p>
            <text:p text:style-name="P12">(микросекунд)</text:p>
          </table:table-cell>
        </table:table-row>
        <table:table-row table:style-name="Таблица1.2">
          <table:table-cell table:style-name="Таблица1.A2" office:value-type="float" office:value="1">
            <text:p text:style-name="P26">1</text:p>
          </table:table-cell>
          <table:table-cell table:style-name="Таблица1.B2" table:number-rows-spanned="3" office:value-type="string">
            <text:p text:style-name="P26"/>
            <text:p text:style-name="P26">1</text:p>
            <text:p text:style-name="P26">(3 на 3)</text:p>
          </table:table-cell>
          <table:table-cell table:style-name="Таблица1.C2" table:number-rows-spanned="3" office:value-type="string">
            <text:p text:style-name="P28"/>
            <text:p text:style-name="P26">2</text:p>
          </table:table-cell>
          <table:table-cell table:style-name="Таблица1.D2" office:value-type="float" office:value="408">
            <text:p text:style-name="P26">408</text:p>
          </table:table-cell>
        </table:table-row>
        <table:table-row>
          <table:table-cell table:style-name="Таблица1.A2" office:value-type="float" office:value="2">
            <text:p text:style-name="P26">2</text:p>
          </table:table-cell>
          <table:covered-table-cell table:style-name="Таблица1.B2"/>
          <table:covered-table-cell table:style-name="Таблица1.C2"/>
          <table:table-cell table:style-name="Таблица1.D3" office:value-type="string">
            <text:p text:style-name="P26">857.333</text:p>
          </table:table-cell>
        </table:table-row>
        <table:table-row>
          <table:table-cell table:style-name="Таблица1.A2" office:value-type="float" office:value="3">
            <text:p text:style-name="P26">3</text:p>
          </table:table-cell>
          <table:covered-table-cell table:style-name="Таблица1.B2"/>
          <table:covered-table-cell table:style-name="Таблица1.C2"/>
          <table:table-cell table:style-name="Таблица1.D2" office:value-type="float" office:value="914">
            <text:p text:style-name="P26">914</text:p>
          </table:table-cell>
        </table:table-row>
      </table:table>
      <text:p text:style-name="P1"/>
      <table:table table:name="Таблица2" table:style-name="Таблица2">
        <table:table-column table:style-name="Таблица2.A" table:number-columns-repeated="4"/>
        <table:table-row>
          <table:table-cell table:style-name="Таблица2.A1" office:value-type="float" office:value="1">
            <text:p text:style-name="P25">1</text:p>
          </table:table-cell>
          <table:table-cell table:style-name="Таблица2.B1" table:number-rows-spanned="3" office:value-type="string">
            <text:p text:style-name="P27"/>
            <text:p text:style-name="P25">2</text:p>
            <text:p text:style-name="P25">(10 на 5)</text:p>
          </table:table-cell>
          <table:table-cell table:style-name="Таблица2.C1" table:number-rows-spanned="3" office:value-type="string">
            <text:p text:style-name="P27"/>
            <text:p text:style-name="P25">11</text:p>
          </table:table-cell>
          <table:table-cell table:style-name="Таблица2.D1" office:value-type="float" office:value="1051">
            <text:p text:style-name="P25">1051</text:p>
          </table:table-cell>
        </table:table-row>
        <table:table-row>
          <table:table-cell table:style-name="Таблица2.A2" office:value-type="float" office:value="2">
            <text:p text:style-name="P25">2</text:p>
          </table:table-cell>
          <table:covered-table-cell table:style-name="Таблица2.B1"/>
          <table:covered-table-cell table:style-name="Таблица2.C1"/>
          <table:table-cell table:style-name="Таблица2.D2" office:value-type="float" office:value="1147">
            <text:p text:style-name="P25">1147</text:p>
          </table:table-cell>
        </table:table-row>
        <table:table-row>
          <table:table-cell table:style-name="Таблица2.A2" office:value-type="float" office:value="3">
            <text:p text:style-name="P25">3</text:p>
          </table:table-cell>
          <table:covered-table-cell table:style-name="Таблица2.B1"/>
          <table:covered-table-cell table:style-name="Таблица2.C1"/>
          <table:table-cell table:style-name="Таблица2.D3" office:value-type="string">
            <text:p text:style-name="P25">1 329.333</text:p>
          </table:table-cell>
        </table:table-row>
      </table:table>
      <text:p text:style-name="P1"/>
      <table:table table:name="Таблица3" table:style-name="Таблица3">
        <table:table-column table:style-name="Таблица3.A" table:number-columns-repeated="4"/>
        <table:table-row>
          <table:table-cell table:style-name="Таблица3.A1" office:value-type="float" office:value="1">
            <text:p text:style-name="P25">1</text:p>
          </table:table-cell>
          <table:table-cell table:style-name="Таблица3.B1" table:number-rows-spanned="3" office:value-type="string">
            <text:p text:style-name="P27"/>
            <text:p text:style-name="P25">3</text:p>
            <text:p text:style-name="P25">(8 на 6)</text:p>
          </table:table-cell>
          <table:table-cell table:style-name="Таблица3.C1" table:number-rows-spanned="3" office:value-type="string">
            <text:p text:style-name="P27"/>
            <text:p text:style-name="P25">150</text:p>
          </table:table-cell>
          <table:table-cell table:style-name="Таблица3.D1" office:value-type="string">
            <text:p text:style-name="P25">4 252.666</text:p>
          </table:table-cell>
        </table:table-row>
        <table:table-row>
          <table:table-cell table:style-name="Таблица3.A2" office:value-type="float" office:value="2">
            <text:p text:style-name="P25">2</text:p>
          </table:table-cell>
          <table:covered-table-cell table:style-name="Таблица3.B1"/>
          <table:covered-table-cell table:style-name="Таблица3.C1"/>
          <table:table-cell table:style-name="Таблица3.D2" office:value-type="string">
            <text:p text:style-name="P25">2 730.333</text:p>
          </table:table-cell>
        </table:table-row>
        <table:table-row>
          <table:table-cell table:style-name="Таблица3.A2" office:value-type="float" office:value="3">
            <text:p text:style-name="P25">3</text:p>
          </table:table-cell>
          <table:covered-table-cell table:style-name="Таблица3.B1"/>
          <table:covered-table-cell table:style-name="Таблица3.C1"/>
          <table:table-cell table:style-name="Таблица3.D3" office:value-type="string">
            <text:p text:style-name="P25">3 <text:s/>156</text:p>
          </table:table-cell>
        </table:table-row>
      </table:table>
      <text:p text:style-name="P1"/>
      <table:table table:name="Таблица4" table:style-name="Таблица4">
        <table:table-column table:style-name="Таблица4.A" table:number-columns-repeated="4"/>
        <table:table-row>
          <table:table-cell table:style-name="Таблица4.A1" office:value-type="float" office:value="1">
            <text:p text:style-name="P25">1</text:p>
          </table:table-cell>
          <table:table-cell table:style-name="Таблица4.B1" table:number-rows-spanned="3" office:value-type="string">
            <text:p text:style-name="P27"/>
            <text:p text:style-name="P25">4</text:p>
            <text:p text:style-name="P25">( 10 на 10)</text:p>
          </table:table-cell>
          <table:table-cell table:style-name="Таблица4.C1" table:number-rows-spanned="3" office:value-type="string">
            <text:p text:style-name="P27"/>
            <text:p text:style-name="P25">300</text:p>
          </table:table-cell>
          <table:table-cell table:style-name="Таблица4.D1" office:value-type="float" office:value="16156">
            <text:p text:style-name="P25">16156</text:p>
          </table:table-cell>
        </table:table-row>
        <table:table-row>
          <table:table-cell table:style-name="Таблица4.A2" office:value-type="float" office:value="2">
            <text:p text:style-name="P25">2</text:p>
          </table:table-cell>
          <table:covered-table-cell table:style-name="Таблица4.B1"/>
          <table:covered-table-cell table:style-name="Таблица4.C1"/>
          <table:table-cell table:style-name="Таблица4.D2" office:value-type="string">
            <text:p text:style-name="P25">7 951.666</text:p>
          </table:table-cell>
        </table:table-row>
        <table:table-row>
          <table:table-cell table:style-name="Таблица4.A2" office:value-type="float" office:value="3">
            <text:p text:style-name="P25">3</text:p>
          </table:table-cell>
          <table:covered-table-cell table:style-name="Таблица4.B1"/>
          <table:covered-table-cell table:style-name="Таблица4.C1"/>
          <table:table-cell table:style-name="Таблица4.D2" office:value-type="string">
            <text:p text:style-name="P25">8 147.333</text:p>
          </table:table-cell>
        </table:table-row>
      </table:table>
      <text:p text:style-name="P1"/>
      <table:table table:name="Таблица5" table:style-name="Таблица5">
        <table:table-column table:style-name="Таблица5.A" table:number-columns-repeated="4"/>
        <table:table-row>
          <table:table-cell table:style-name="Таблица5.A1" office:value-type="float" office:value="1">
            <text:p text:style-name="P25">1</text:p>
          </table:table-cell>
          <table:table-cell table:style-name="Таблица5.B1" table:number-rows-spanned="3" office:value-type="string">
            <text:p text:style-name="P29"/>
            <text:p text:style-name="P29">1</text:p>
            <text:p text:style-name="P29">(3 на 3)</text:p>
          </table:table-cell>
          <table:table-cell table:style-name="Таблица5.C1" table:number-rows-spanned="3" office:value-type="string">
            <text:p text:style-name="P27"/>
            <text:p text:style-name="P25">100</text:p>
          </table:table-cell>
          <table:table-cell table:style-name="Таблица5.D1" office:value-type="string">
            <text:p text:style-name="P25">1 <text:s/>262</text:p>
          </table:table-cell>
        </table:table-row>
        <table:table-row>
          <table:table-cell table:style-name="Таблица5.A2" office:value-type="float" office:value="2">
            <text:p text:style-name="P25">2</text:p>
          </table:table-cell>
          <table:covered-table-cell table:style-name="Таблица5.B1"/>
          <table:covered-table-cell table:style-name="Таблица5.C1"/>
          <table:table-cell table:style-name="Таблица5.D2" office:value-type="string">
            <text:p text:style-name="P25">1 184.666</text:p>
          </table:table-cell>
        </table:table-row>
        <table:table-row>
          <table:table-cell table:style-name="Таблица5.A2" office:value-type="float" office:value="3">
            <text:p text:style-name="P25">3</text:p>
          </table:table-cell>
          <table:covered-table-cell table:style-name="Таблица5.B1"/>
          <table:covered-table-cell table:style-name="Таблица5.C1"/>
          <table:table-cell table:style-name="Таблица5.D2" office:value-type="string">
            <text:p text:style-name="P25">1 254.666</text:p>
          </table:table-cell>
        </table:table-row>
      </table:table>
      <text:p text:style-name="P1"/>
      <text:p text:style-name="P1">Из данной таблицы видно, что время исполнения программы зависит от количества работающих одновременно потоков, объема данных, которые нужно обработать и от количества итераций. </text:p>
      <text:p text:style-name="P1">Если объем обрабатываемых данных и количество итераций довольно малы, то один поток будет работать быстрее, нежели два и больше, так как обслуживание потоков будет замедлять процесс.</text:p>
      <text:p text:style-name="P1"><text:soft-page-break/>Далее чем больше итераций и объем данных, тем выгоднее будет использование большего количества потоков.</text:p>
      <text:p text:style-name="P1"/>
      <text:p text:style-name="P4">Вывод</text:p>
      <text:p text:style-name="P1">Благодаря данной лабораторной работе, я узнала, что такое многопоточное программирование. Я ознакомилась с механизмами синхронизации потоков, такими как join, detach и mutex, они нужны, чтобы обеспечить правильное взаимодействие между потоками. Провела исследование зависимости ускорения и эффективности алгоритма от входных данных и количества потоков, в ходе которых выявила, что многопоточность помогает ускорить работу в случае, если в программе много итераций и большие данные, которые нужно обработать. В другом случае, потоки будут “съедать” ресурсы и тормозить выполнение программы.</text:p>
      <text:p text:style-name="P1">Работа с потоками улучшает производитьльность программы, поэтому полученные навыки будут полезны в дальнейших работа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5T22:19:42.515093134</dc:date>
    <meta:editing-duration>PT17M7S</meta:editing-duration>
    <meta:editing-cycles>2</meta:editing-cycles>
    <meta:generator>LibreOffice/7.3.7.2$Linux_X86_64 LibreOffice_project/30$Build-2</meta:generator>
    <meta:document-statistic meta:table-count="5" meta:image-count="0" meta:object-count="0" meta:page-count="13" meta:paragraph-count="396" meta:word-count="1992" meta:character-count="13228" meta:non-whitespace-character-count="10580"/>
  </office:meta>
</office:document-meta>
</file>